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officeooo:paragraph-rsid="0036ec20" style:font-size-asian="8pt" style:font-size-complex="8pt"/>
    </style:style>
    <style:style style:name="P3" style:family="paragraph" style:parent-style-name="Standard">
      <style:text-properties officeooo:rsid="0010796f" officeooo:paragraph-rsid="0010796f"/>
    </style:style>
    <style:style style:name="P4" style:family="paragraph" style:parent-style-name="Standard">
      <style:text-properties officeooo:rsid="0011ae4d" officeooo:paragraph-rsid="0011ae4d"/>
    </style:style>
    <style:style style:name="P5" style:family="paragraph" style:parent-style-name="Standard">
      <style:text-properties officeooo:rsid="00160f8b" officeooo:paragraph-rsid="00160f8b"/>
    </style:style>
    <style:style style:name="P6" style:family="paragraph" style:parent-style-name="Standard">
      <style:text-properties officeooo:rsid="0017d1a9" officeooo:paragraph-rsid="0017d1a9"/>
    </style:style>
    <style:style style:name="P7" style:family="paragraph" style:parent-style-name="Standard">
      <style:text-properties officeooo:rsid="001c1bd9" officeooo:paragraph-rsid="001c1bd9"/>
    </style:style>
    <style:style style:name="P8" style:family="paragraph" style:parent-style-name="Standard">
      <style:text-properties officeooo:rsid="001e2678" officeooo:paragraph-rsid="001e2678"/>
    </style:style>
    <style:style style:name="P9" style:family="paragraph" style:parent-style-name="Standard">
      <style:text-properties officeooo:rsid="0021e9d6" officeooo:paragraph-rsid="0021e9d6"/>
    </style:style>
    <style:style style:name="P10" style:family="paragraph" style:parent-style-name="Standard">
      <style:text-properties officeooo:rsid="00257323" officeooo:paragraph-rsid="00257323"/>
    </style:style>
    <style:style style:name="P11" style:family="paragraph" style:parent-style-name="Standard">
      <style:text-properties officeooo:rsid="00275fcd" officeooo:paragraph-rsid="00275fcd"/>
    </style:style>
    <style:style style:name="P12" style:family="paragraph" style:parent-style-name="Standard">
      <style:text-properties officeooo:rsid="002e8373" officeooo:paragraph-rsid="002e8373"/>
    </style:style>
    <style:style style:name="P13" style:family="paragraph" style:parent-style-name="Standard">
      <style:text-properties officeooo:paragraph-rsid="002fc6a2"/>
    </style:style>
    <style:style style:name="P14" style:family="paragraph" style:parent-style-name="Standard">
      <style:text-properties officeooo:rsid="003e5f3d" officeooo:paragraph-rsid="0021e9d6"/>
    </style:style>
    <style:style style:name="P15" style:family="paragraph" style:parent-style-name="Standard">
      <style:text-properties officeooo:rsid="004042c1" officeooo:paragraph-rsid="004042c1"/>
    </style:style>
    <style:style style:name="T1" style:family="text">
      <style:text-properties officeooo:rsid="0011df9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a36a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1d032b"/>
    </style:style>
    <style:style style:name="T6" style:family="text">
      <style:text-properties officeooo:rsid="0021e9d6"/>
    </style:style>
    <style:style style:name="T7" style:family="text">
      <style:text-properties officeooo:rsid="0022fae7"/>
    </style:style>
    <style:style style:name="T8" style:family="text">
      <style:text-properties officeooo:rsid="00275fcd"/>
    </style:style>
    <style:style style:name="T9" style:family="text">
      <style:text-properties officeooo:rsid="00292e97"/>
    </style:style>
    <style:style style:name="T10" style:family="text">
      <style:text-properties officeooo:rsid="002b9011"/>
    </style:style>
    <style:style style:name="T11" style:family="text">
      <style:text-properties officeooo:rsid="002d5ca4"/>
    </style:style>
    <style:style style:name="T12" style:family="text">
      <style:text-properties officeooo:rsid="002e8373"/>
    </style:style>
    <style:style style:name="T13" style:family="text">
      <style:text-properties officeooo:rsid="002fc6a2"/>
    </style:style>
    <style:style style:name="T14" style:family="text">
      <style:text-properties officeooo:rsid="003196d2"/>
    </style:style>
    <style:style style:name="T15" style:family="text">
      <style:text-properties officeooo:rsid="00336d12"/>
    </style:style>
    <style:style style:name="T16" style:family="text">
      <style:text-properties officeooo:rsid="003491be"/>
    </style:style>
    <style:style style:name="T17" style:family="text">
      <style:text-properties officeooo:rsid="0035a8b9"/>
    </style:style>
    <style:style style:name="T18" style:family="text">
      <style:text-properties officeooo:rsid="0036ec20"/>
    </style:style>
    <style:style style:name="T19" style:family="text">
      <style:text-properties officeooo:rsid="0038dbe9"/>
    </style:style>
    <style:style style:name="T20" style:family="text">
      <style:text-properties officeooo:rsid="003c6f9a"/>
    </style:style>
    <style:style style:name="T21" style:family="text">
      <style:text-properties officeooo:rsid="00421b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ign Document for Creosote Oven and Alloy Oven</text:h>
      <text:h text:style-name="Heading_20_2" text:outline-level="2">Creosote Oven</text:h>
      <text:p text:style-name="P3">Visually a 3x3x3 Shape, simple brick texture with a center-middle opening design.</text:p>
      <text:p text:style-name="P3"/>
      <text:p text:style-name="P3">To test, <text:span text:style-name="T2">initially the machine will be a single block</text:span> with a placeholder design.</text:p>
      <text:p text:style-name="P3"/>
      <text:p text:style-name="P3">RecipeCreosoteOven</text:p>
      <text:p text:style-name="P4">Item input<text:line-break/>Fuel input</text:p>
      <text:p text:style-name="P4">- Fuel Quality impacts crafting speed. Fuel has it’s own burning time.</text:p>
      <text:p text:style-name="P4">Item Output – Optional</text:p>
      <text:p text:style-name="P4">Liquid Output – Creosote</text:p>
      <text:p text:style-name="P4"/>
      <text:p text:style-name="P4">New fluid : Creosote (creosoteportion) </text:p>
      <text:p text:style-name="P4">- 100 itemsperlitre (standard)</text:p>
      <text:p text:style-name="P4">- <text:span text:style-name="T1">No Block form for the liquid (to prevent duping)</text:span></text:p>
      <text:h text:style-name="Heading_20_2" text:outline-level="2"><text:span text:style-name="T4">Alloy</text:span> <text:span text:style-name="T3">Blasting</text:span> Oven</text:h>
      <text:p text:style-name="P5">Visually a 3x3x3 volume, but not shape. Shape will be angular with a wide base.</text:p>
      <text:p text:style-name="P5"/>
      <text:p text:style-name="P6">Will support (electric powered) blowers to speed up crafting times on either side of the oven.</text:p>
      <text:p text:style-name="P6"/>
      <text:p text:style-name="P7">Oven will directly craft ingots from nuggets/metalbits. Ingots will come out hot (meltingtemp * 0.9) <text:span text:style-name="T5">and be allowed to move into other crafting machines via pipes.</text:span></text:p>
      <text:p text:style-name="P7"/>
      <text:p text:style-name="P8">Oven Crafting time will directly relate to burnTemperature of the fuel used in the oven. <text:span text:style-name="T6">(1100 – 1340 vanilla values)</text:span></text:p>
      <text:p text:style-name="P9">Craft<text:span text:style-name="T16">Time</text:span> <text:span text:style-name="T7">(defined in the Machine JSON)</text:span> defaults to <text:span text:style-name="T12">30 </text:span><text:span text:style-name="T16">for vanilla recipes/alloys.</text:span></text:p>
      <text:p text:style-name="P9"/>
      <text:p text:style-name="P1">BurnTemp = <text:span text:style-name="T20">BurnTemp * 1+ (NumBlowers * 0.25)</text:span></text:p>
      <text:p text:style-name="P9"/>
      <text:p text:style-name="P1"><text:span text:style-name="T14">MeltDuration</text:span><text:span text:style-name="T7"> = </text:span><text:span text:style-name="T14">(MeltDuration * stacksize) </text:span>* <text:span text:style-name="T7">(1 – </text:span><text:span text:style-name="T14">(</text:span><text:span text:style-name="T15">Math.Max(0.5, </text:span>(BurnTemp – 1100)/100<text:span text:style-name="T7">0))</text:span><text:span text:style-name="T15">)</text:span><text:span text:style-name="T7"> </text:span><text:span text:style-name="T14">+ (NumBlowers * 0.10))</text:span></text:p>
      <text:p text:style-name="P1"/>
      <text:p text:style-name="P2">CraftingTime = <text:span text:style-name="T18">Math.M</text:span><text:span text:style-name="T19">ax</text:span><text:span text:style-name="T18">(1, </text:span><text:span text:style-name="T17">CraftingTime – (NumBlowers * 5)</text:span><text:span text:style-name="T18">)</text:span><text:span text:style-name="T17"> (0 to -10 seconds from ingot craft time)</text:span></text:p>
      <text:p text:style-name="P14"/>
      <text:h text:style-name="Heading_20_3" text:outline-level="3">Machine Inventory</text:h>
      <text:p text:style-name="P13">4x <text:span text:style-name="T8">Metal </text:span>Input Slots</text:p>
      <text:p text:style-name="P11">1 “Extra” Input slot – Will define whether or not to use base-game smelting or custom machine recipe.</text:p>
      <text:p text:style-name="P10">1 “MeltedSlot” <text:span text:style-name="T8">tank </text:span>for in-progress casting</text:p>
      <text:p text:style-name="P12">1 Fuel Slot – <text:span text:style-name="T13">BurnTemp affects time to smelt input</text:span></text:p>
      <text:p text:style-name="P10">1 OutputSlot</text:p>
      <text:p text:style-name="P10"/>
      <text:h text:style-name="Heading_20_3" text:outline-level="3"><text:soft-page-break/>Custom Recipeset</text:h>
      <text:p text:style-name="P10">BlastingOvenRecipe – <text:span text:style-name="T8">defined as crafting a single item (i.e. steel ingot)</text:span></text:p>
      <text:p text:style-name="P11">1-4 input ingredients</text:p>
      <text:p text:style-name="P11">“requiresstack” attribute – defines an extra required non-metal ingredient (i.e. coke for steel)</text:p>
      <text:p text:style-name="P11">“requiresstackcount” attribute – defines the count per craft used of the requirestack.</text:p>
      <text:p text:style-name="P11">1 Output as a stack and unit count</text:p>
      <text:p text:style-name="P11">“<text:span text:style-name="T9">requiresblower” attribute – if true, the recipe will override vanilla smelting</text:span></text:p>
      <text:p text:style-name="P11">“<text:span text:style-name="T9">blowercount” attribute – valid values (1, 2) </text:span><text:span text:style-name="T10">defaults to 1 if requiresblower is true</text:span></text:p>
      <text:p text:style-name="P11">“<text:span text:style-name="T11">craftingtime” specifies the base time to craft a single item</text:span></text:p>
      <text:p text:style-name="P11"/>
      <text:h text:style-name="Heading_20_3" text:outline-level="3">Blasting Oven Blower</text:h>
      <text:p text:style-name="P15">Wireconnection node, power entity behavior</text:p>
      <text:p text:style-name="P15">Placeable N,E,S,W 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lexible Games</meta:initial-creator>
    <meta:creation-date>2024-08-28T11:55:02.961000000</meta:creation-date>
    <dc:date>2024-08-28T16:55:18.343000000</dc:date>
    <dc:creator>Flexible Games</dc:creator>
    <meta:editing-duration>PT3H8M</meta:editing-duration>
    <meta:editing-cycles>23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9" meta:word-count="335" meta:character-count="2181" meta:non-whitespace-character-count="1869"/>
  </office:meta>
</office:document-meta>
</file>